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text-properties fo:font-weight="bold" officeooo:rsid="004083c6" officeooo:paragraph-rsid="00266d44" style:font-weight-asian="bold" style:font-weight-complex="bold"/>
    </style:style>
    <style:style style:name="P11"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2" style:family="paragraph" style:parent-style-name="Standard">
      <style:paragraph-properties fo:text-align="start" style:justify-single-word="false"/>
      <style:text-properties fo:font-weight="bold" officeooo:rsid="005c11db" officeooo:paragraph-rsid="005c11db" style:font-weight-asian="bold" style:font-weight-complex="bold"/>
    </style:style>
    <style:style style:name="P13" style:family="paragraph" style:parent-style-name="Standard">
      <style:paragraph-properties fo:text-align="start" style:justify-single-word="false"/>
      <style:text-properties fo:font-weight="bold" officeooo:rsid="005cce9f" officeooo:paragraph-rsid="005cce9f" style:font-weight-asian="bold" style:font-weight-complex="bold"/>
    </style:style>
    <style:style style:name="P14" style:family="paragraph" style:parent-style-name="Standard">
      <style:paragraph-properties fo:text-align="start" style:justify-single-word="false"/>
      <style:text-properties fo:font-weight="bold" officeooo:rsid="005e0820" officeooo:paragraph-rsid="005e0820" style:font-weight-asian="bold" style:font-weight-complex="bold"/>
    </style:style>
    <style:style style:name="P15" style:family="paragraph" style:parent-style-name="Standard">
      <style:text-properties officeooo:rsid="0024c853" officeooo:paragraph-rsid="0024c853"/>
    </style:style>
    <style:style style:name="P16" style:family="paragraph" style:parent-style-name="Standard">
      <style:text-properties fo:font-weight="normal" officeooo:rsid="0024c853" officeooo:paragraph-rsid="0024c853" style:font-weight-asian="normal" style:font-weight-complex="normal"/>
    </style:style>
    <style:style style:name="P17" style:family="paragraph" style:parent-style-name="Standard">
      <style:text-properties fo:font-weight="normal" officeooo:rsid="0033e7b7" officeooo:paragraph-rsid="0033e7b7" style:font-weight-asian="normal" style:font-weight-complex="normal"/>
    </style:style>
    <style:style style:name="P18" style:family="paragraph" style:parent-style-name="Standard">
      <style:text-properties fo:font-weight="normal" officeooo:rsid="003902c8" officeooo:paragraph-rsid="003902c8" style:font-weight-asian="normal" style:font-weight-complex="normal"/>
    </style:style>
    <style:style style:name="P19"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20" style:family="paragraph" style:parent-style-name="Standard">
      <style:text-properties fo:font-weight="normal" officeooo:rsid="003b45a6" officeooo:paragraph-rsid="003b45a6" style:font-weight-asian="normal" style:font-weight-complex="normal"/>
    </style:style>
    <style:style style:name="P21" style:family="paragraph" style:parent-style-name="Standard">
      <style:text-properties fo:font-weight="normal" officeooo:rsid="003acfbd" officeooo:paragraph-rsid="003b45a6" style:font-weight-asian="normal" style:font-weight-complex="normal"/>
    </style:style>
    <style:style style:name="P22"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23"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24" style:family="paragraph" style:parent-style-name="Standard">
      <style:text-properties fo:font-weight="normal" officeooo:rsid="00342c6a" officeooo:paragraph-rsid="00342c6a" style:font-weight-asian="normal" style:font-weight-complex="normal"/>
    </style:style>
    <style:style style:name="P25"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26" style:family="paragraph" style:parent-style-name="Standard">
      <style:text-properties fo:font-weight="normal" officeooo:rsid="004e48f4" officeooo:paragraph-rsid="004e48f4" style:font-weight-asian="normal" style:font-weight-complex="normal"/>
    </style:style>
    <style:style style:name="P27" style:family="paragraph" style:parent-style-name="Standard">
      <style:text-properties fo:font-weight="normal" officeooo:rsid="004fe3a1" officeooo:paragraph-rsid="004fe3a1" style:font-weight-asian="normal" style:font-weight-complex="normal"/>
    </style:style>
    <style:style style:name="P28" style:family="paragraph" style:parent-style-name="Standard">
      <style:paragraph-properties fo:text-align="start" style:justify-single-word="false"/>
      <style:text-properties fo:font-weight="normal" officeooo:rsid="005a16f4" officeooo:paragraph-rsid="005a16f4" style:font-weight-asian="normal" style:font-weight-complex="normal"/>
    </style:style>
    <style:style style:name="P29" style:family="paragraph" style:parent-style-name="Standard">
      <style:paragraph-properties fo:text-align="start" style:justify-single-word="false"/>
      <style:text-properties fo:font-weight="normal" officeooo:rsid="005c11db" officeooo:paragraph-rsid="005c11db" style:font-weight-asian="normal" style:font-weight-complex="normal"/>
    </style:style>
    <style:style style:name="P30" style:family="paragraph" style:parent-style-name="Standard">
      <style:paragraph-properties fo:text-align="start" style:justify-single-word="false"/>
      <style:text-properties fo:font-weight="normal" officeooo:rsid="005c69d3" officeooo:paragraph-rsid="005c69d3" style:font-weight-asian="normal" style:font-weight-complex="normal"/>
    </style:style>
    <style:style style:name="P31" style:family="paragraph" style:parent-style-name="Standard">
      <style:paragraph-properties fo:text-align="start" style:justify-single-word="false"/>
      <style:text-properties fo:font-weight="normal" officeooo:rsid="005d171d" officeooo:paragraph-rsid="005dc25b" style:font-weight-asian="normal" style:font-weight-complex="normal"/>
    </style:style>
    <style:style style:name="P32" style:family="paragraph" style:parent-style-name="Standard">
      <style:paragraph-properties fo:text-align="start" style:justify-single-word="false"/>
      <style:text-properties fo:font-weight="normal" officeooo:rsid="005e0820" officeooo:paragraph-rsid="005e0820" style:font-weight-asian="normal" style:font-weight-complex="normal"/>
    </style:style>
    <style:style style:name="P33" style:family="paragraph" style:parent-style-name="Standard">
      <style:paragraph-properties fo:text-align="start" style:justify-single-word="false"/>
      <style:text-properties fo:font-weight="normal" officeooo:rsid="00601556" officeooo:paragraph-rsid="00601556" style:font-weight-asian="normal" style:font-weight-complex="normal"/>
    </style:style>
    <style:style style:name="P34" style:family="paragraph" style:parent-style-name="Standard">
      <style:text-properties officeooo:paragraph-rsid="0047acd9"/>
    </style:style>
    <style:style style:name="P35" style:family="paragraph" style:parent-style-name="Standard">
      <style:text-properties officeooo:paragraph-rsid="004e48f4"/>
    </style:style>
    <style:style style:name="P36" style:family="paragraph" style:parent-style-name="Standard">
      <style:text-properties officeooo:rsid="004e48f4" officeooo:paragraph-rsid="004fe3a1"/>
    </style:style>
    <style:style style:name="P37" style:family="paragraph" style:parent-style-name="Standard">
      <style:text-properties officeooo:rsid="004fe3a1" officeooo:paragraph-rsid="004fe3a1"/>
    </style:style>
    <style:style style:name="P38" style:family="paragraph" style:parent-style-name="Standard" style:list-style-name="L1">
      <style:text-properties fo:font-weight="normal" officeooo:rsid="003902c8" officeooo:paragraph-rsid="003902c8" style:font-weight-asian="normal" style:font-weight-complex="normal"/>
    </style:style>
    <style:style style:name="P39" style:family="paragraph" style:parent-style-name="Standard" style:list-style-name="L1">
      <style:text-properties fo:font-weight="normal" officeooo:rsid="0053c243" officeooo:paragraph-rsid="0053c243" style:font-weight-asian="normal" style:font-weight-complex="normal"/>
    </style:style>
    <style:style style:name="P40"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41"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42"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43" style:family="paragraph" style:parent-style-name="Standard" style:list-style-name="L3">
      <style:paragraph-properties fo:text-align="start" style:justify-single-word="false"/>
      <style:text-properties fo:font-weight="normal" officeooo:rsid="00432e6e" officeooo:paragraph-rsid="00432e6e" style:font-weight-asian="normal" style:font-weight-complex="normal"/>
    </style:style>
    <style:style style:name="P44" style:family="paragraph" style:parent-style-name="Standard" style:list-style-name="L3">
      <style:paragraph-properties fo:text-align="start" style:justify-single-word="false"/>
      <style:text-properties fo:font-weight="normal" officeooo:rsid="0056b9ac" officeooo:paragraph-rsid="0056b9ac" style:font-weight-asian="normal" style:font-weight-complex="normal"/>
    </style:style>
    <style:style style:name="P45" style:family="paragraph" style:parent-style-name="Standard">
      <style:paragraph-properties fo:text-align="start" style:justify-single-word="false"/>
      <style:text-properties fo:font-weight="normal" officeooo:rsid="005e0820" officeooo:paragraph-rsid="00601556" style:font-weight-asian="normal" style:font-weight-complex="normal"/>
    </style:style>
    <style:style style:name="P46" style:family="paragraph" style:parent-style-name="Standard" style:list-style-name="L1">
      <style:text-properties officeooo:rsid="003902c8" officeooo:paragraph-rsid="003902c8"/>
    </style:style>
    <style:style style:name="P47" style:family="paragraph" style:parent-style-name="Standard" style:list-style-name="L1">
      <style:text-properties officeooo:rsid="003b45a6" officeooo:paragraph-rsid="003b45a6"/>
    </style:style>
    <style:style style:name="P48"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8f0e0" officeooo:paragraph-rsid="0068f0e0" style:font-size-asian="12pt" style:font-weight-asian="bold" style:font-name-complex="Times New Roman1" style:font-size-complex="12pt" style:font-weight-complex="bold"/>
    </style:style>
    <style:style style:name="P49"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6b681a" officeooo:paragraph-rsid="006b681a" style:font-size-asian="12pt" style:font-weight-asian="bold" style:font-name-complex="Times New Roman1" style:font-size-complex="12pt" style:font-weight-complex="bold"/>
    </style:style>
    <style:style style:name="P50"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a3144" officeooo:paragraph-rsid="006a3144" style:font-size-asian="12pt" style:font-weight-asian="normal" style:font-name-complex="Times New Roman1" style:font-size-complex="12pt" style:font-weight-complex="normal"/>
    </style:style>
    <style:style style:name="P51"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6e7646" officeooo:paragraph-rsid="006e7646" style:font-size-asian="12pt" style:font-weight-asian="normal" style:font-name-complex="Times New Roman1" style:font-size-complex="12pt" style:font-weight-complex="normal"/>
    </style:style>
    <style:style style:name="P52"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1af2d" officeooo:paragraph-rsid="0071af2d" style:font-size-asian="12pt" style:font-weight-asian="normal" style:font-name-complex="Times New Roman1" style:font-size-complex="12pt" style:font-weight-complex="normal"/>
    </style:style>
    <style:style style:name="P53"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normal" officeooo:rsid="00737e1f" officeooo:paragraph-rsid="00737e1f" style:font-size-asian="12pt" style:font-weight-asian="normal" style:font-name-complex="Times New Roman1"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fo:font-weight="bold" officeooo:rsid="006016e1" style:font-weight-asian="bold" style:font-weight-complex="bold"/>
    </style:style>
    <style:style style:name="T6" style:family="text">
      <style:text-properties fo:font-weight="bold" officeooo:rsid="006fec6b" style:font-weight-asian="bold" style:font-weight-complex="bold"/>
    </style:style>
    <style:style style:name="T7" style:family="text">
      <style:text-properties officeooo:rsid="0021812c"/>
    </style:style>
    <style:style style:name="T8" style:family="text">
      <style:text-properties fo:font-weight="normal" style:font-weight-asian="normal" style:font-weight-complex="normal"/>
    </style:style>
    <style:style style:name="T9" style:family="text">
      <style:text-properties fo:font-weight="normal" officeooo:rsid="0022c163" style:font-weight-asian="normal" style:font-weight-complex="normal"/>
    </style:style>
    <style:style style:name="T10" style:family="text">
      <style:text-properties fo:font-weight="normal" officeooo:rsid="002450bf" style:font-weight-asian="normal" style:font-weight-complex="normal"/>
    </style:style>
    <style:style style:name="T11" style:family="text">
      <style:text-properties fo:font-weight="normal" officeooo:rsid="00282c5d" style:font-weight-asian="normal" style:font-weight-complex="normal"/>
    </style:style>
    <style:style style:name="T12" style:family="text">
      <style:text-properties fo:font-weight="normal" officeooo:rsid="003acfbd" style:font-weight-asian="normal" style:font-weight-complex="normal"/>
    </style:style>
    <style:style style:name="T13" style:family="text">
      <style:text-properties fo:font-weight="normal" officeooo:rsid="0041e74b" style:font-weight-asian="normal" style:font-weight-complex="normal"/>
    </style:style>
    <style:style style:name="T14" style:family="text">
      <style:text-properties fo:font-weight="normal" officeooo:rsid="00432e6e" style:font-weight-asian="normal" style:font-weight-complex="normal"/>
    </style:style>
    <style:style style:name="T15" style:family="text">
      <style:text-properties fo:font-weight="normal" officeooo:rsid="0047acd9" style:font-weight-asian="normal" style:font-weight-complex="normal"/>
    </style:style>
    <style:style style:name="T16" style:family="text">
      <style:text-properties fo:font-weight="normal" officeooo:rsid="0049809e" style:font-weight-asian="normal" style:font-weight-complex="normal"/>
    </style:style>
    <style:style style:name="T17" style:family="text">
      <style:text-properties fo:font-weight="normal" officeooo:rsid="004a9167" style:font-weight-asian="normal" style:font-weight-complex="normal"/>
    </style:style>
    <style:style style:name="T18" style:family="text">
      <style:text-properties fo:font-weight="normal" officeooo:rsid="004c9cd7" style:font-weight-asian="normal" style:font-weight-complex="normal"/>
    </style:style>
    <style:style style:name="T19" style:family="text">
      <style:text-properties fo:font-weight="normal" officeooo:rsid="00226ea6" style:font-weight-asian="normal" style:font-weight-complex="normal"/>
    </style:style>
    <style:style style:name="T20" style:family="text">
      <style:text-properties fo:font-weight="normal" officeooo:rsid="004e48f4" style:font-weight-asian="normal" style:font-weight-complex="normal"/>
    </style:style>
    <style:style style:name="T21" style:family="text">
      <style:text-properties fo:font-weight="normal" officeooo:rsid="004fd4f9" style:font-weight-asian="normal" style:font-weight-complex="normal"/>
    </style:style>
    <style:style style:name="T22" style:family="text">
      <style:text-properties fo:font-weight="normal" officeooo:rsid="004fe3a1" style:font-weight-asian="normal" style:font-weight-complex="normal"/>
    </style:style>
    <style:style style:name="T23" style:family="text">
      <style:text-properties fo:font-weight="normal" officeooo:rsid="00519717" style:font-weight-asian="normal" style:font-weight-complex="normal"/>
    </style:style>
    <style:style style:name="T24" style:family="text">
      <style:text-properties fo:font-weight="normal" officeooo:rsid="00533302" style:font-weight-asian="normal" style:font-weight-complex="normal"/>
    </style:style>
    <style:style style:name="T25" style:family="text">
      <style:text-properties fo:font-weight="normal" officeooo:rsid="0053c243" style:font-weight-asian="normal" style:font-weight-complex="normal"/>
    </style:style>
    <style:style style:name="T26" style:family="text">
      <style:text-properties fo:font-weight="normal" officeooo:rsid="0056be6d" style:font-weight-asian="normal" style:font-weight-complex="normal"/>
    </style:style>
    <style:style style:name="T27" style:family="text">
      <style:text-properties fo:font-weight="normal" officeooo:rsid="00579d4a" style:font-weight-asian="normal" style:font-weight-complex="normal"/>
    </style:style>
    <style:style style:name="T28" style:family="text">
      <style:text-properties officeooo:rsid="0037b9a7"/>
    </style:style>
    <style:style style:name="T29" style:family="text">
      <style:text-properties officeooo:rsid="002a0c59"/>
    </style:style>
    <style:style style:name="T30" style:family="text">
      <style:text-properties officeooo:rsid="003d8de9"/>
    </style:style>
    <style:style style:name="T31" style:family="text">
      <style:text-properties officeooo:rsid="00432e6e"/>
    </style:style>
    <style:style style:name="T32" style:family="text">
      <style:text-properties officeooo:rsid="004a9167"/>
    </style:style>
    <style:style style:name="T33" style:family="text">
      <style:text-properties officeooo:rsid="00556318"/>
    </style:style>
    <style:style style:name="T34" style:family="text">
      <style:text-properties officeooo:rsid="00559a21"/>
    </style:style>
    <style:style style:name="T35" style:family="text">
      <style:text-properties officeooo:rsid="005c11db"/>
    </style:style>
    <style:style style:name="T36" style:family="text">
      <style:text-properties officeooo:rsid="005dc25b"/>
    </style:style>
    <style:style style:name="T37" style:family="text">
      <style:text-properties officeooo:rsid="006016e1"/>
    </style:style>
    <style:style style:name="T38" style:family="text">
      <style:text-properties officeooo:rsid="0068f0e0"/>
    </style:style>
    <style:style style:name="T39" style:family="text">
      <style:text-properties officeooo:rsid="006ce388"/>
    </style:style>
    <style:style style:name="T40" style:family="text">
      <style:text-properties officeooo:rsid="006e7646"/>
    </style:style>
    <style:style style:name="T41" style:family="text">
      <style:text-properties officeooo:rsid="006fec6b"/>
    </style:style>
    <style:style style:name="T42" style:family="text">
      <style:text-properties officeooo:rsid="00737e1f"/>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7">MATHEMATICS AND COMPUTING</text:span></text:p>
      <text:p text:style-name="P1"/>
      <text:p text:style-name="P10">CHAPTER ONE: INTRODUCTION</text:p>
      <text:p text:style-name="P9">1.1: Introduction to online rental systems</text:p>
      <text:p text:style-name="P34"><text:span text:style-name="T15">Internet Real Estate </text:span><text:span text:style-name="T16">refers to the process of online publishing of houses, offices and estates for consumers seeking to rent or shop for a property. <text:s/>These </text:span><text:span text:style-name="T17">properties are</text:span><text:span text:style-name="T16"> published by the landlords or in most cases, agents on behalf of the landlords . Internet real </text:span><text:span text:style-name="T26">estate</text:span><text:span text:style-name="T16"> </text:span><text:span text:style-name="T17">saw it’s growth around</text:span><text:span text:style-name="T16">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32">).</text:span></text:p>
      <text:p text:style-name="P8"/>
      <text:p text:style-name="P4">Background study</text:p>
      <text:p text:style-name="P2"/>
      <text:p text:style-name="P35"><text:span text:style-name="T19">In <text:s/>Kenya, rural to urban migration is becoming rampant as most people are moving to towns </text:span><text:span text:style-name="T13">in</text:span><text:span text:style-name="T19"> search </text:span><text:span text:style-name="T18">for</text:span><text:span text:style-name="T19"> jobs </text:span><text:span text:style-name="T18">.</text:span><text:span text:style-name="T20">(‘</text:span><text:a xlink:type="simple" xlink:href="https://earthobservatory.nasa.gov/images/88822/nairobi-swells-with-urban-growth" text:style-name="Internet_20_link" text:visited-style-name="Visited_20_Internet_20_Link"><text:span text:style-name="T20">https://earthobservatory.nasa.gov/images/88822/nairobi-swells-with-urban-growth</text:span></text:a><text:span text:style-name="T20">’).</text:span><text:span text:style-name="T19"> </text:span><text:span text:style-name="T18">In this case, the population in urban areas is becoming high and thus</text:span><text:span text:style-name="T22"> a </text:span><text:span text:style-name="T18">need <text:s/></text:span><text:span text:style-name="T22">of </text:span><text:span text:style-name="T18">creation </text:span><text:span text:style-name="T22">for</text:span><text:span text:style-name="T20"> more</text:span><text:span text:style-name="T18"> houses and <text:s/>office spaces for those interested in starting their businesses.</text:span><text:span text:style-name="T20">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26"/>
      <text:p text:style-name="P36"><text:span text:style-name="T8">In the recent future, <text:s/>technology in Kenya </text:span><text:span text:style-name="T21">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2">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27"/>
      <text:p text:style-name="P37"><text:span text:style-name="T8">It’s in this regard I decided to come up with </text:span><text:span text:style-name="T9"><text:s/></text:span><text:span text:style-name="T27">a </text:span><text:span text:style-name="T8">system</text:span><text:span text:style-name="T9"> <text:s/>that links the landlord owner of the house or office, the customer and we the Pata space management. In this system, we the Pata Space management get to meet with the owner or top management of each house </text:span><text:span text:style-name="T10">or office and </text:span><text:span text:style-name="T2">enter into an agreement with them </text:span><text:span text:style-name="T10">with them about advertising their house on our system.</text:span></text:p>
      <text:p text:style-name="P15"><text:span text:style-name="T10">M</text:span><text:span text:style-name="T8">eeting the owner of the house and sealing the agreement is to make sure that whatever is posted in our system </text:span><text:span text:style-name="T11">by the agent</text:span><text:span text:style-name="T8"> is legit information from </text:span><text:span text:style-name="T11">him/her</text:span><text:span text:style-name="T8"> and <text:s/>also </text:span><text:span text:style-name="T23">help do away with the </text:span><text:span text:style-name="T8"><text:s/></text:span><text:span text:style-name="T22">malicious agents.</text:span></text:p>
      <text:p text:style-name="P16"/>
      <text:p text:style-name="P3"/>
      <text:p text:style-name="P24"/>
      <text:p text:style-name="P16"/>
      <text:p text:style-name="P16"/>
      <text:p text:style-name="P16"><text:soft-page-break/></text:p>
      <text:p text:style-name="P5">Problem <text:span text:style-name="T28">statement</text:span></text:p>
      <text:p text:style-name="P18">With the increasing demand for houses and office spaces in the cities due to massive rural-urbanization, this has come with plenty of challenges for those looking for better offices and houses to settle. Some of these problems are : </text:p>
      <text:list xml:id="list1969192523" text:style-name="L1">
        <text:list-item>
          <text:p text:style-name="P38">People tarmacking for long distances looking for a house and office space in the busy city and may end up not getting any.</text:p>
        </text:list-item>
        <text:list-item>
          <text:p text:style-name="P46"><text:span text:style-name="T8">Online house and office hunting sites have had </text:span><text:span text:style-name="T24">malicious agents/landlords</text:span><text:span text:style-name="T8"> who post other people’s pictures of the house or </text:span><text:span text:style-name="T12">offices</text:span><text:span text:style-name="T8"> that don’t exist and therefore, robbing from a needy customer the booking money. </text:span></text:p>
        </text:list-item>
        <text:list-item>
          <text:p text:style-name="P38"><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38">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46"><text:span text:style-name="T8">People hunting for a house <text:s/>may need to know of the nearest amenities around the place like hospitals, schools etc and this may prove a challenge if the customer doesn’t know the place. </text:span><text:span text:style-name="T12">In online sites, agents may give wrong or false information about the places and this may give the customer a hard time.</text:span></text:p>
        </text:list-item>
        <text:list-item>
          <text:p text:style-name="P47"><text:span text:style-name="T12">S</text:span><text:span text:style-name="T8">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4">demerit</text:span><text:span text:style-name="T8"> to her of the amount of money she spent on fare and time.</text:span><text:span text:style-name="T25"> </text:span></text:p>
        </text:list-item>
        <text:list-item>
          <text:p text:style-name="P39">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20"/>
      <text:p text:style-name="P20">Lack of trust and so many fraudsters makes people loose a lot of trust in these online sites. I carried out a research and came to a conclusion that, a better system that is able to keep trust between the customer and the landlord and eliminate all the <text:span text:style-name="T33">malicious agents/landlords ,</text:span> making it easier for people to <text:s/>hunt <text:span text:style-name="T33">houses </text:span>online needed to be developed. </text:p>
      <text:p text:style-name="P21"/>
      <text:p text:style-name="P6">1.<text:span text:style-name="T31">4</text:span> <text:span text:style-name="T29">P</text:span>roject Objectives</text:p>
      <text:p text:style-name="P19">The following are the objectives of the system:</text:p>
      <text:list xml:id="list3981266974" text:style-name="L2">
        <text:list-item>
          <text:p text:style-name="P40">To develop a system that links the customer, we PATA SPACE and the landlord/entrusted agent.</text:p>
        </text:list-item>
        <text:list-item>
          <text:p text:style-name="P40">The landlord/e<text:span text:style-name="T34">n</text:span>trusted agent are able to add their property, edit ,delete,<text:span text:style-name="T30">and read it</text:span></text:p>
        </text:list-item>
        <text:list-item>
          <text:p text:style-name="P41">The system has got an interface where the customer can see the available houses/offices and nearest to be vacant.</text:p>
        </text:list-item>
        <text:list-item>
          <text:p text:style-name="P41">The customer can make a booking of any house/office space.</text:p>
        </text:list-item>
        <text:list-item>
          <text:p text:style-name="P41">If the house/office is rented out, the landlord can remove it from the system <text:s/>and <text:span text:style-name="T34">in case</text:span> of any customer who had added it in his/her list , it can be showed as ‘taken’.</text:p>
        </text:list-item>
        <text:list-item>
          <text:p text:style-name="P41">The user isn’t allowed <text:s/>to add any property </text:p>
        </text:list-item>
        <text:list-item>
          <text:p text:style-name="P41">Each property has got a user review page <text:s/>and the like button and a map for where the property belongs</text:p>
        </text:list-item>
        <text:list-item>
          <text:p text:style-name="P42">The user can book or communicate with the landlord through our system.</text:p>
          <text:p text:style-name="P41"/>
        </text:list-item>
      </text:list>
      <text:p text:style-name="P22"><text:soft-page-break/></text:p>
      <text:p text:style-name="P23">1.<text:span text:style-name="T31">4</text:span>.1 <text:span text:style-name="T1">Overal Goal</text:span></text:p>
      <text:p text:style-name="P7"><text:tab/><text:span text:style-name="T14">To design and develop an online rental system </text:span></text:p>
      <text:p text:style-name="P11"/>
      <text:p text:style-name="P11">1.4.2 specific goals</text:p>
      <text:list xml:id="list4026456959" text:style-name="L3">
        <text:list-item>
          <text:p text:style-name="P43">To build an online rental system </text:p>
        </text:list-item>
        <text:list-item>
          <text:p text:style-name="P44">To offer a good and trusted internet rental system to both consumers and landlords</text:p>
        </text:list-item>
        <text:list-item>
          <text:p text:style-name="P44">To counter malicious agents who post insufficient and inaccurate information</text:p>
        </text:list-item>
        <text:list-item>
          <text:p text:style-name="P44">To help users link with landlords easily </text:p>
          <text:p text:style-name="P44"/>
        </text:list-item>
      </text:list>
      <text:p text:style-name="P25"/>
      <text:p text:style-name="P11"><text:span text:style-name="T8">1.5 </text:span>Purpose of the study</text:p>
      <text:p text:style-name="P28">Due to the rise of <text:span text:style-name="T35">online</text:span> scammers <text:span text:style-name="T35">who provide insufficient and inaccurate information</text:span> in online real estate systems, <text:span text:style-name="T35">copy right infringement and other risks to the buyers. This study was made in order to develop a more reliable online rental system that is meant to provide the buyer with the correct most information and eradicate <text:s/>malicious agents. </text:span></text:p>
      <text:p text:style-name="P28"/>
      <text:p text:style-name="P12">1.6 scope of the project</text:p>
      <text:p text:style-name="P29">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30">With this, we’ll be creating more trust on online rental system with the users. The person posting for vacant house/office wouldn’t be any other person but only the landlord/agent we the pata space have recognized and entered in to our <text:span text:style-name="T39">database. The</text:span> buyer is only allowed to see what is posted, book and contact the talk with the seller on our app in case need be.<text:span text:style-name="T30"> Buyers are able to see reviews of each houses from other buyers. </text:span>The system will provide a map for the location of each house/office, the nearby amenities that the user would be concerned about like school, hospital etc .</text:p>
      <text:p text:style-name="P30"/>
      <text:p text:style-name="P13">1.7 limitation of the study</text:p>
      <text:p text:style-name="P31">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36">People who crave for human interaction time may feel so much uneasy carrying all the actions on a computer screen due to long existence of traditional methods of dealing with other parties in person.</text:span></text:p>
      <text:p text:style-name="P31"/>
      <text:p text:style-name="P14">1.8 Significance</text:p>
      <text:p text:style-name="P32">The online real estate system is aimed at providing correct and truthful information to buyers . This will reduce their energy, time and money spent in moving door to door looking for houses.</text:p>
      <text:p text:style-name="P33">Lack of scammers <text:span text:style-name="T37">and provision of correct and reliable data</text:span> will <text:s/>increase their trust and dependability o<text:span text:style-name="T37">f</text:span> the system.</text:p>
      <text:p text:style-name="P45">It will also make it easier to search for a vacant house as per a geographical location, knowing the amount and talking to a reliable trusted agent.</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text:tab/><text:span text:style-name="T5">CHAPTER TWO: LITERATURE REVIEW</text:span></text:p>
      <text:p text:style-name="P48">2.1 Introduction.</text:p>
      <text:p text:style-name="P50">As rural-urbanization increases, <text:span text:style-name="T40">demand</text:span> for better housing and good office working places <text:span text:style-name="T40">rises.</text:span></text:p>
      <text:p text:style-name="P50">With good internet connection and <text:span text:style-name="T40">majority</text:span> <text:span text:style-name="T40">being</text:span> computer literate, need for better means of house searching arises. <text:span text:style-name="T38">This chapter will provide us with the reason beyond the creation of this </text:span>online rental <text:span text:style-name="T38">System and will compare it with other </text:span>pr-existing<text:span text:style-name="T38"> systems locally. <text:s/>We will also go through the advantages and disadvantages of the preexisting system</text:span>s<text:span text:style-name="T38">,try to check out the loopholes in each and give a clear reason why this system is better than t</text:span>he others .</text:p>
      <text:p text:style-name="P49">2.2 Strengths and weaknesses of the existing systems</text:p>
      <text:p text:style-name="P51">Online real estate can be dated back to around 1999 when the internet technology advanced and more than 2000 homes in America were sold online. <text:span text:style-name="T41">The prime platforms were Trulia, Yahoo,Zillow ,etc. In Kenya, Online real estate started around 2009 <text:s/>when internet connnectivity <text:s/>improved(‘google for sources’). As of the year 2020, there has been a plethora of online real estate systems in Kenya <text:s/>such as </text:span><text:span text:style-name="T6">buyrentkenya, pigiame </text:span><text:span text:style-name="T41">etc. These platforms have had their part of advantages and demerits. Some of their advantages is that they’ve bridged down the hard hustle required to look for a house and now people can comfortably via the phones, search for a vacant house in a certain locale. Besides, you don’t have to use an agent to help you look for a house as you can easily log into the variety of sites and search through the available houses.</text:span></text:p>
      <text:p text:style-name="P52">Landlords can also easily advertise their vacant houses as there is no money charged on them. Despite all these merits, the demerits have been severe which have led to most of the people loosing trust with the system. The existence of online scammers in these platforms is one great demerit which has seen most buyers loose trust with the systems. This is due to the scammers posting pictures of houses/<text:span text:style-name="T42">offices</text:span> they don’t own only to lure <text:span text:style-name="T42">buyers into sending them booking money. </text:span></text:p>
      <text:p text:style-name="P53">Copyright infringement is another downfall has some fake sellers upload downloaded pictures from the internet and advertise them as vacant houses/offices only for sellers to reach the place and meet the houses aren’t as good as advertised.</text:p>
      <text:p text:style-name="P53"><text:soft-page-break/>In terms of offices, although there are platforms that advertise vacant <text:s/>offices <text:s/>it’s only a small number and mainly, these are specific offices.</text:p>
      <text:p text:style-name="P53">To rebuild buyers trust in the online industry</text:p>
      <text:p text:style-name="P53"/>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2T18:04:20.920278807</dc:date>
    <meta:editing-duration>PT7H38S</meta:editing-duration>
    <meta:editing-cycles>43</meta:editing-cycles>
    <meta:document-statistic meta:table-count="0" meta:image-count="0" meta:object-count="0" meta:page-count="5" meta:paragraph-count="61" meta:word-count="1997" meta:character-count="11632" meta:non-whitespace-character-count="9663"/>
  </office:meta>
</office:document-meta>
</file>